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2" style:family="table-column">
      <style:table-column-properties fo:break-before="auto" style:column-width="27.94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29.23mm"/>
    </style:style>
    <style:style style:name="co35" style:family="table-column">
      <style:table-column-properties fo:break-before="auto" style:column-width="25.47mm"/>
    </style:style>
    <style:style style:name="co36" style:family="table-column">
      <style:table-column-properties fo:break-before="auto" style:column-width="20.57mm"/>
    </style:style>
    <style:style style:name="co37" style:family="table-column">
      <style:table-column-properties fo:break-before="auto" style:column-width="28.75mm"/>
    </style:style>
    <style:style style:name="co39" style:family="table-column">
      <style:table-column-properties fo:break-before="auto" style:column-width="59.35mm"/>
    </style:style>
    <style:style style:name="co40" style:family="table-column">
      <style:table-column-properties fo:break-before="auto" style:column-width="8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114" style:family="table-cell" style:parent-style-name="Default" style:data-style-name="N104">
      <style:text-properties style:text-position=""/>
    </style:style>
    <style:style style:name="ce115" style:family="table-cell" style:parent-style-name="Default" style:data-style-name="N10104"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none" fo:border-left="0.99pt ridge #000000" fo:border-right="none" fo:border-top="none"/>
      <style:text-properties style:text-position=""/>
    </style:style>
    <style:style style:name="ce121" style:family="table-cell" style:parent-style-name="Default">
      <style:table-cell-properties fo:border-bottom="none" fo:border-left="0.99pt ridge #000000" fo:border-right="none" fo:border-top="none"/>
      <style:text-properties style:text-position=""/>
    </style:style>
    <style:style style:name="ce122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/>
    </style:style>
    <style:style style:name="ce123" style:family="table-cell" style:parent-style-name="Default">
      <style:table-cell-properties fo:border-bottom="0.99pt ridge #000000" fo:border-left="0.99pt ridge #000000" fo:border-right="none" fo:border-top="none"/>
      <style:text-properties style:text-position=""/>
    </style:style>
    <style:style style:name="ce12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order-bottom="none" fo:border-left="0.99pt ridge #000000" fo:border-right="none" fo:border-top="0.99pt ridge #000000"/>
      <style:text-properties style:text-position=""/>
    </style:style>
    <style:style style:name="ce12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style:text-position=""/>
    </style:style>
    <style:style style:name="ce128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/>
    </style:style>
    <style:style style:name="ce129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  <style:text-properties style:text-position=""/>
    </style:style>
    <style:style style:name="ce130" style:family="table-cell" style:parent-style-name="Default">
      <style:table-cell-properties fo:border-bottom="none" fo:border-left="2.35pt double #000000" style:border-line-width-left="0.21mm 0.21mm 0.42mm" fo:border-right="none" fo:border-top="2.35pt double #000000" style:border-line-width-top="0.21mm 0.21mm 0.42mm"/>
      <style:text-properties style:text-position=""/>
    </style:style>
    <style:style style:name="ce131" style:family="table-cell" style:parent-style-name="Default">
      <style:table-cell-properties fo:border-bottom="2.35pt double #000000" style:border-line-width-bottom="0.21mm 0.21mm 0.42mm" fo:border-left="2.35pt double #000000" style:border-line-width-left="0.21mm 0.21mm 0.42mm" fo:border-right="none" fo:border-top="none"/>
      <style:text-properties style:text-position=""/>
    </style:style>
    <style:style style:name="ce132" style:family="table-cell" style:parent-style-name="Default">
      <style:table-cell-properties fo:border-bottom="2.35pt double #000000" style:border-line-width-bottom="0.21mm 0.21mm 0.42mm" fo:border-left="2.35pt double #000000" style:border-line-width-left="0.21mm 0.21mm 0.42mm" fo:border-right="none" fo:border-top="2.35pt double #000000" style:border-line-width-top="0.21mm 0.21mm 0.42mm"/>
      <style:text-properties style:text-position=""/>
    </style:style>
    <style:style style:name="ce133" style:family="table-cell" style:parent-style-name="Default">
      <style:table-cell-properties fo:border="none"/>
      <style:text-properties style:text-position=""/>
    </style:style>
    <style:style style:name="ce134" style:family="table-cell" style:parent-style-name="Default">
      <style:table-cell-properties fo:border-bottom="none" fo:border-left="2.35pt double #000000" style:border-line-width-left="0.21mm 0.21mm 0.42mm" fo:border-right="none" fo:border-top="none"/>
      <style:text-properties style:text-position="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/>
    </style:style>
    <style:style style:name="ce136" style:family="table-cell" style:parent-style-name="Default" style:data-style-name="N0">
      <style:table-cell-properties fo:border-bottom="none" fo:border-left="none" fo:border-right="none" fo:border-top="0.99pt ridge #000000"/>
      <style:text-properties style:text-position=""/>
    </style:style>
    <style:style style:name="ce137" style:family="table-cell" style:parent-style-name="Default" style:data-style-name="N104">
      <style:table-cell-properties fo:background-color="#ffff99"/>
      <style:text-properties style:text-position=""/>
    </style:style>
    <style:style style:name="ce138" style:family="table-cell" style:parent-style-name="Default" style:data-style-name="N0">
      <style:text-properties style:text-position=""/>
    </style:style>
    <style:style style:name="ce139" style:family="table-cell" style:parent-style-name="Default">
      <style:table-cell-properties fo:border-bottom="0.99pt ridge #000000" fo:border-left="none" fo:border-right="none" fo:border-top="none"/>
      <style:text-properties style:text-position=""/>
    </style:style>
    <style:style style:name="ce140" style:family="table-cell" style:parent-style-name="Default" style:data-style-name="N104">
      <style:table-cell-properties fo:border-bottom="none" fo:border-left="none" fo:border-right="none" fo:border-top="0.99pt ridge #000000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104">
      <style:table-cell-properties fo:border-bottom="0.99pt ridge #000000" fo:border-left="none" fo:border-right="none" fo:border-top="none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none" fo:border-right="none" fo:border-top="0.99pt ridge #000000"/>
      <style:text-properties style:text-position=""/>
    </style:style>
    <style:style style:name="ce143" style:family="table-cell" style:parent-style-name="Default" style:data-style-name="N104">
      <style:table-cell-properties fo:border-bottom="none" fo:border-left="none" fo:border-right="none" fo:border-top="0.99pt ridge #000000"/>
      <style:text-properties style:text-position=""/>
    </style:style>
    <style:style style:name="ce144" style:family="table-cell" style:parent-style-name="Default" style:data-style-name="N104">
      <style:table-cell-properties fo:border-bottom="0.99pt ridge #000000" fo:border-left="none" fo:border-right="none" fo:border-top="none"/>
      <style:text-properties style:text-position=""/>
    </style:style>
    <style:style style:name="ce145" style:family="table-cell" style:parent-style-name="Default" style:data-style-name="N104">
      <style:table-cell-properties fo:border-bottom="none" fo:border-left="none" fo:border-right="none" fo:border-top="2.35pt double #000000" style:border-line-width-top="0.21mm 0.21mm 0.42mm"/>
      <style:text-properties style:text-position=""/>
    </style:style>
    <style:style style:name="ce146" style:family="table-cell" style:parent-style-name="Default">
      <style:table-cell-properties fo:border-bottom="2.35pt double #000000" style:border-line-width-bottom="0.21mm 0.21mm 0.42mm" fo:border-left="none" fo:border-right="none" fo:border-top="none"/>
      <style:text-properties style:text-position=""/>
    </style:style>
    <style:style style:name="ce147" style:family="table-cell" style:parent-style-name="Default" style:data-style-name="N104">
      <style:table-cell-properties fo:border-bottom="2.35pt double #000000" style:border-line-width-bottom="0.21mm 0.21mm 0.42mm" fo:border-left="none" fo:border-right="none" fo:border-top="2.35pt double #000000" style:border-line-width-top="0.21mm 0.21mm 0.42mm"/>
      <style:text-properties style:text-position=""/>
    </style:style>
    <style:style style:name="ce148" style:family="table-cell" style:parent-style-name="Default" style:data-style-name="N104">
      <style:table-cell-properties fo:border="none"/>
      <style:text-properties style:text-position=""/>
    </style:style>
    <style:style style:name="ce149" style:family="table-cell" style:parent-style-name="Default" style:data-style-name="N104">
      <style:table-cell-properties fo:border-bottom="2.35pt double #000000" style:border-line-width-bottom="0.21mm 0.21mm 0.42mm" fo:border-left="none" fo:border-right="none" fo:border-top="none"/>
      <style:text-properties style:text-position=""/>
    </style:style>
    <style:style style:name="ce150" style:family="table-cell" style:parent-style-name="Default" style:data-style-name="N10104">
      <style:table-cell-properties fo:border-bottom="none" fo:border-left="none" fo:border-right="none" fo:border-top="0.99pt ridge #000000"/>
      <style:text-properties style:text-position=""/>
    </style:style>
    <style:style style:name="ce151" style:family="table-cell" style:parent-style-name="Default" style:data-style-name="N10104">
      <style:text-properties style:text-position=""/>
    </style:style>
    <style:style style:name="ce152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text-position=""/>
    </style:style>
    <style:style style:name="ce153" style:family="table-cell" style:parent-style-name="Default" style:data-style-name="N10104">
      <style:table-cell-properties fo:background-color="#66ffff"/>
      <style:text-properties style:text-position="" fo:font-weight="bold" style:font-weight-asian="bold" style:font-weight-complex="bold"/>
    </style:style>
    <style:style style:name="ce154" style:family="table-cell" style:parent-style-name="Default" style:data-style-name="N37">
      <style:text-properties style:text-position=""/>
    </style:style>
    <style:style style:name="ce155" style:family="table-cell" style:parent-style-name="Default" style:data-style-name="N104">
      <style:table-cell-properties fo:border="none"/>
      <style:text-properties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none" fo:border-right="none" fo:border-top="2.35pt double #000000" style:border-line-width-top="0.21mm 0.21mm 0.42mm"/>
      <style:text-properties style:text-position=""/>
    </style:style>
    <style:style style:name="ce157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fo:border-bottom="2.35pt double #000000" style:border-line-width-bottom="0.21mm 0.21mm 0.42mm" fo:border-left="none" fo:border-right="none" fo:border-top="2.35pt double #000000" style:border-line-width-top="0.21mm 0.21mm 0.42mm"/>
      <style:text-properties style:text-position=""/>
    </style:style>
    <style:style style:name="ce162" style:family="table-cell" style:parent-style-name="Default">
      <style:table-cell-properties fo:border-bottom="none" fo:border-left="none" fo:border-right="0.99pt ridge #000000" fo:border-top="0.99pt ridge #000000"/>
      <style:text-properties style:text-position=""/>
    </style:style>
    <style:style style:name="ce163" style:family="table-cell" style:parent-style-name="Default">
      <style:table-cell-properties fo:border-bottom="none" fo:border-left="none" fo:border-right="0.99pt ridge #000000" fo:border-top="none"/>
      <style:text-properties style:text-position=""/>
    </style:style>
    <style:style style:name="ce164" style:family="table-cell" style:parent-style-name="Default">
      <style:table-cell-properties fo:border-bottom="0.99pt ridge #000000" fo:border-left="none" fo:border-right="0.99pt ridge #000000" fo:border-top="none"/>
      <style:text-properties style:text-position=""/>
    </style:style>
    <style:style style:name="ce165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style:text-position="" fo:font-weight="bold" style:font-weight-asian="bold" style:font-weight-complex="bold"/>
    </style:style>
    <style:style style:name="ce166" style:family="table-cell" style:parent-style-name="Default" style:data-style-name="N104">
      <style:table-cell-properties fo:border-bottom="none" fo:border-left="none" fo:border-right="0.99pt ridge #000000" fo:border-top="none"/>
      <style:text-properties style:text-position="" fo:font-weight="bold" style:font-weight-asian="bold" style:font-weight-complex="bold"/>
    </style:style>
    <style:style style:name="ce167" style:family="table-cell" style:parent-style-name="Default" style:data-style-name="N104">
      <style:table-cell-properties fo:border-bottom="0.99pt ridge #000000" fo:border-left="none" fo:border-right="0.99pt ridge #000000" fo:border-top="none"/>
      <style:text-properties style:text-position=""/>
    </style:style>
    <style:style style:name="ce168" style:family="table-cell" style:parent-style-name="Default">
      <style:table-cell-properties fo:border-bottom="none" fo:border-left="none" fo:border-right="2.35pt double #000000" style:border-line-width-right="0.21mm 0.21mm 0.42mm" fo:border-top="2.35pt double #000000" style:border-line-width-top="0.21mm 0.21mm 0.42mm"/>
      <style:text-properties style:text-position=""/>
    </style:style>
    <style:style style:name="ce169" style:family="table-cell" style:parent-style-name="Default">
      <style:table-cell-properties fo:border-bottom="2.35pt double #000000" style:border-line-width-bottom="0.21mm 0.21mm 0.42mm" fo:border-left="none" fo:border-right="2.35pt double #000000" style:border-line-width-right="0.21mm 0.21mm 0.42mm" fo:border-top="none"/>
      <style:text-properties style:text-position=""/>
    </style:style>
    <style:style style:name="ce170" style:family="table-cell" style:parent-style-name="Default">
      <style:table-cell-properties fo:border-bottom="2.35pt double #000000" style:border-line-width-bottom="0.21mm 0.21mm 0.42mm" fo:border-left="none" fo:border-right="2.35pt double #000000" style:border-line-width-right="0.21mm 0.21mm 0.42mm" fo:border-top="2.35pt double #000000" style:border-line-width-top="0.21mm 0.21mm 0.42mm"/>
      <style:text-properties style:text-position=""/>
    </style:style>
    <style:style style:name="ce171" style:family="table-cell" style:parent-style-name="Default">
      <style:table-cell-properties fo:border-bottom="none" fo:border-left="none" fo:border-right="2.35pt double #000000" style:border-line-width-right="0.21mm 0.21mm 0.42mm" fo:border-top="none"/>
      <style:text-properties style:text-position="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73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75" style:family="table-cell" style:parent-style-name="Default" style:data-style-name="N104">
      <style:text-properties style:text-position="" fo:font-weight="normal" style:font-weight-asian="normal" style:font-weight-complex="normal"/>
    </style:style>
    <style:style style:name="ce176" style:family="table-cell" style:parent-style-name="Default" style:data-style-name="N104">
      <style:table-cell-properties fo:background-color="#6666ff"/>
      <style:text-properties style:text-position="" fo:font-weight="bold" style:font-weight-asian="bold" style:font-weight-complex="bold"/>
    </style:style>
    <style:style style:name="ce1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7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9" style:family="table-cell" style:parent-style-name="Default" style:data-style-name="N37">
      <style:table-cell-properties fo:border="0.06pt solid #000000"/>
      <style:text-properties style:text-position=""/>
    </style:style>
    <style:style style:name="ce181" style:family="table-cell" style:parent-style-name="Default" style:data-style-name="N104">
      <style:table-cell-properties fo:border="0.06pt solid #000000"/>
      <style:text-properties style:text-position=""/>
    </style:style>
    <style:style style:name="ce202" style:family="table-cell" style:parent-style-name="Default">
      <style:table-cell-properties fo:border="0.06pt solid #000000"/>
    </style:style>
    <style:style style:name="ce203" style:family="table-cell" style:parent-style-name="Default">
      <style:table-cell-properties fo:background-color="#ffff00" fo:border="0.06pt solid #000000"/>
    </style:style>
    <style:style style:name="ce204" style:family="table-cell" style:parent-style-name="Default">
      <style:table-cell-properties fo:background-color="#00ff66" fo:border="0.06pt solid #000000"/>
    </style:style>
    <style:style style:name="ce20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09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1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213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4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6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2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220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7" style:family="table-cell" style:parent-style-name="Default">
      <style:table-cell-properties fo:background-color="#ff9900" fo:border="0.06pt solid #000000"/>
    </style:style>
    <style:style style:name="ce228" style:family="table-cell" style:parent-style-name="Default">
      <style:table-cell-properties fo:background-color="transparent" fo:border="0.06pt solid #000000"/>
    </style:style>
    <style:style style:name="ce229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30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231" style:family="table-cell" style:parent-style-name="Default">
      <style:table-cell-properties style:shrink-to-fit="true"/>
    </style:style>
    <style:style style:name="ce232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233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234" style:family="table-cell" style:parent-style-name="Default">
      <style:table-cell-properties fo:background-color="#00ff66"/>
    </style:style>
    <style:style style:name="ce235" style:family="table-cell" style:parent-style-name="Default">
      <style:table-cell-properties fo:background-color="#ff9900"/>
    </style:style>
    <style:style style:name="ce236" style:family="table-cell" style:parent-style-name="Default">
      <style:table-cell-properties fo:background-color="transparent"/>
    </style:style>
    <style:style style:name="ce237" style:family="table-cell" style:parent-style-name="Default">
      <style:table-cell-properties fo:background-color="#ffff00"/>
    </style:style>
    <style:style style:name="ce2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9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fo:background-color="#ff3333" fo:border="0.06pt solid #000000"/>
    </style:style>
    <style:style style:name="ce241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242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43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44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245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246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47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2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3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255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257" style:family="table-cell" style:parent-style-name="Default">
      <style:text-properties style:font-name="DejaVu Sans" fo:font-size="10pt" style:font-size-asian="10pt" style:font-size-complex="10pt"/>
    </style:style>
    <style:style style:name="ce2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2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3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4" style:family="table-cell" style:parent-style-name="Default">
      <style:text-properties style:font-name="Arial" fo:font-size="10pt" style:font-size-asian="10pt" style:font-size-complex="10pt"/>
    </style:style>
    <style:style style:name="ce2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6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7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2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7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75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78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9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80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89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90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9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9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9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96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9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8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99" style:family="table-cell" style:parent-style-name="Default" style:data-style-name="N104">
      <style:text-properties style:font-name="Arial" fo:font-size="10pt" style:font-size-asian="10pt" style:font-size-complex="10pt"/>
    </style:style>
    <style:style style:name="ce300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1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302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3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5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30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307" style:family="table-cell" style:parent-style-name="Default" style:data-style-name="N4">
      <style:text-properties style:font-name="Arial" fo:font-size="10pt" style:font-size-asian="10pt" style:font-size-complex="10pt"/>
    </style:style>
    <style:style style:name="ce308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311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3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313" style:family="table-cell" style:parent-style-name="Default" style:data-style-name="N37">
      <style:text-properties style:font-name="Arial" fo:font-size="10pt" style:font-size-asian="10pt" style:font-size-complex="10pt"/>
    </style:style>
    <style:style style:name="ce314" style:family="table-cell" style:parent-style-name="Default" style:data-style-name="N104">
      <style:text-properties fo:font-weight="bold" style:font-weight-asian="bold" style:font-weight-complex="bold"/>
    </style:style>
    <style:style style:name="ce315" style:family="table-cell" style:parent-style-name="Default" style:data-style-name="N104"/>
    <style:style style:name="ce316" style:family="table-cell" style:parent-style-name="Default" style:data-style-name="N10104"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322" style:family="table-cell" style:parent-style-name="Default">
      <style:table-cell-properties fo:border-bottom="none" fo:border-left="0.99pt ridge #000000" fo:border-right="none" fo:border-top="none"/>
    </style:style>
    <style:style style:name="ce323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324" style:family="table-cell" style:parent-style-name="Default">
      <style:table-cell-properties fo:border-bottom="0.99pt ridge #000000" fo:border-left="0.99pt ridge #000000" fo:border-right="none" fo:border-top="none"/>
    </style:style>
    <style:style style:name="ce32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fo:border-bottom="none" fo:border-left="0.99pt ridge #000000" fo:border-right="none" fo:border-top="0.99pt ridge #000000"/>
    </style:style>
    <style:style style:name="ce32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329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330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331" style:family="table-cell" style:parent-style-name="Default">
      <style:table-cell-properties fo:border-bottom="none" fo:border-left="2.35pt double #000000" style:border-line-width-left="0.21mm 0.21mm 0.42mm" fo:border-right="none" fo:border-top="2.35pt double #000000" style:border-line-width-top="0.21mm 0.21mm 0.42mm"/>
    </style:style>
    <style:style style:name="ce332" style:family="table-cell" style:parent-style-name="Default">
      <style:table-cell-properties fo:border-bottom="2.35pt double #000000" style:border-line-width-bottom="0.21mm 0.21mm 0.42mm" fo:border-left="2.35pt double #000000" style:border-line-width-left="0.21mm 0.21mm 0.42mm" fo:border-right="none" fo:border-top="none"/>
    </style:style>
    <style:style style:name="ce333" style:family="table-cell" style:parent-style-name="Default">
      <style:table-cell-properties fo:border-bottom="2.35pt double #000000" style:border-line-width-bottom="0.21mm 0.21mm 0.42mm" fo:border-left="2.35pt double #000000" style:border-line-width-left="0.21mm 0.21mm 0.42mm" fo:border-right="none" fo:border-top="2.35pt double #000000" style:border-line-width-top="0.21mm 0.21mm 0.42mm"/>
    </style:style>
    <style:style style:name="ce334" style:family="table-cell" style:parent-style-name="Default">
      <style:table-cell-properties fo:border="none"/>
    </style:style>
    <style:style style:name="ce335" style:family="table-cell" style:parent-style-name="Default">
      <style:table-cell-properties fo:border-bottom="none" fo:border-left="2.35pt double #000000" style:border-line-width-left="0.21mm 0.21mm 0.42mm" fo:border-right="none" fo:border-top="none"/>
    </style:style>
    <style:style style:name="ce33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37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338" style:family="table-cell" style:parent-style-name="Default" style:data-style-name="N104">
      <style:table-cell-properties fo:background-color="#ffff99"/>
    </style:style>
    <style:style style:name="ce339" style:family="table-cell" style:parent-style-name="Default" style:data-style-name="N0"/>
    <style:style style:name="ce340" style:family="table-cell" style:parent-style-name="Default">
      <style:table-cell-properties fo:border-bottom="0.99pt ridge #000000" fo:border-left="none" fo:border-right="none" fo:border-top="none"/>
    </style:style>
    <style:style style:name="ce341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342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343" style:family="table-cell" style:parent-style-name="Default">
      <style:table-cell-properties fo:border-bottom="none" fo:border-left="none" fo:border-right="none" fo:border-top="0.99pt ridge #000000"/>
    </style:style>
    <style:style style:name="ce344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345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346" style:family="table-cell" style:parent-style-name="Default" style:data-style-name="N104">
      <style:table-cell-properties fo:border-bottom="none" fo:border-left="none" fo:border-right="none" fo:border-top="2.35pt double #000000" style:border-line-width-top="0.21mm 0.21mm 0.42mm"/>
    </style:style>
    <style:style style:name="ce347" style:family="table-cell" style:parent-style-name="Default">
      <style:table-cell-properties fo:border-bottom="2.35pt double #000000" style:border-line-width-bottom="0.21mm 0.21mm 0.42mm" fo:border-left="none" fo:border-right="none" fo:border-top="none"/>
    </style:style>
    <style:style style:name="ce348" style:family="table-cell" style:parent-style-name="Default" style:data-style-name="N104">
      <style:table-cell-properties fo:border-bottom="2.35pt double #000000" style:border-line-width-bottom="0.21mm 0.21mm 0.42mm" fo:border-left="none" fo:border-right="none" fo:border-top="2.35pt double #000000" style:border-line-width-top="0.21mm 0.21mm 0.42mm"/>
    </style:style>
    <style:style style:name="ce349" style:family="table-cell" style:parent-style-name="Default" style:data-style-name="N104">
      <style:table-cell-properties fo:border="none"/>
    </style:style>
    <style:style style:name="ce350" style:family="table-cell" style:parent-style-name="Default" style:data-style-name="N104">
      <style:table-cell-properties fo:border-bottom="2.35pt double #000000" style:border-line-width-bottom="0.21mm 0.21mm 0.42mm" fo:border-left="none" fo:border-right="none" fo:border-top="none"/>
    </style:style>
    <style:style style:name="ce351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352" style:family="table-cell" style:parent-style-name="Default" style:data-style-name="N10104"/>
    <style:style style:name="ce353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354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355" style:family="table-cell" style:parent-style-name="Default" style:data-style-name="N37"/>
    <style:style style:name="ce356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none" fo:border-left="none" fo:border-right="none" fo:border-top="2.35pt double #000000" style:border-line-width-top="0.21mm 0.21mm 0.42mm"/>
    </style:style>
    <style:style style:name="ce358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21mm 0.21mm 0.42mm"/>
      <style:paragraph-properties fo:text-align="center" fo:margin-left="0mm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2.35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2.35pt double #000000" style:border-line-width-bottom="0.21mm 0.21mm 0.42mm" fo:border-left="none" fo:border-right="none" fo:border-top="2.35pt double #000000" style:border-line-width-top="0.21mm 0.21mm 0.42mm"/>
    </style:style>
    <style:style style:name="ce363" style:family="table-cell" style:parent-style-name="Default">
      <style:table-cell-properties fo:border-bottom="none" fo:border-left="none" fo:border-right="0.99pt ridge #000000" fo:border-top="0.99pt ridge #000000"/>
    </style:style>
    <style:style style:name="ce364" style:family="table-cell" style:parent-style-name="Default">
      <style:table-cell-properties fo:border-bottom="none" fo:border-left="none" fo:border-right="0.99pt ridge #000000" fo:border-top="none"/>
    </style:style>
    <style:style style:name="ce365" style:family="table-cell" style:parent-style-name="Default">
      <style:table-cell-properties fo:border-bottom="0.99pt ridge #000000" fo:border-left="none" fo:border-right="0.99pt ridge #000000" fo:border-top="none"/>
    </style:style>
    <style:style style:name="ce366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367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369" style:family="table-cell" style:parent-style-name="Default">
      <style:table-cell-properties fo:border-bottom="none" fo:border-left="none" fo:border-right="2.35pt double #000000" style:border-line-width-right="0.21mm 0.21mm 0.42mm" fo:border-top="2.35pt double #000000" style:border-line-width-top="0.21mm 0.21mm 0.42mm"/>
    </style:style>
    <style:style style:name="ce370" style:family="table-cell" style:parent-style-name="Default">
      <style:table-cell-properties fo:border-bottom="2.35pt double #000000" style:border-line-width-bottom="0.21mm 0.21mm 0.42mm" fo:border-left="none" fo:border-right="2.35pt double #000000" style:border-line-width-right="0.21mm 0.21mm 0.42mm" fo:border-top="none"/>
    </style:style>
    <style:style style:name="ce371" style:family="table-cell" style:parent-style-name="Default">
      <style:table-cell-properties fo:border-bottom="2.35pt double #000000" style:border-line-width-bottom="0.21mm 0.21mm 0.42mm" fo:border-left="none" fo:border-right="2.35pt double #000000" style:border-line-width-right="0.21mm 0.21mm 0.42mm" fo:border-top="2.35pt double #000000" style:border-line-width-top="0.21mm 0.21mm 0.42mm"/>
    </style:style>
    <style:style style:name="ce372" style:family="table-cell" style:parent-style-name="Default">
      <style:table-cell-properties fo:border-bottom="none" fo:border-left="none" fo:border-right="2.35pt double #000000" style:border-line-width-right="0.21mm 0.21mm 0.42mm" fo:border-top="none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74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6" style:family="table-cell" style:parent-style-name="Default" style:data-style-name="N104">
      <style:text-properties fo:font-weight="normal" style:font-weight-asian="normal" style:font-weight-complex="normal"/>
    </style:style>
    <style:style style:name="ce377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380" style:family="table-cell" style:parent-style-name="Default" style:data-style-name="N37">
      <style:table-cell-properties fo:border="0.06pt solid #000000"/>
    </style:style>
    <style:style style:name="ce3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82" style:family="table-cell" style:parent-style-name="Default" style:data-style-name="N104">
      <style:table-cell-properties fo:border="0.06pt solid #000000"/>
    </style:style>
    <style:style style:name="ce383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35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8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Alq. Proporcional por 8 días</text:p>
          </table:table-cell>
          <table:covered-table-cell table:style-name="ce136"/>
          <table:table-cell table:style-name="ce150" office:value-type="currency" office:currency="ARS" office:value="2213" calcext:value-type="currency">
            <text:p>$2.213,00</text:p>
          </table:table-cell>
          <table:table-cell table:style-name="ce142" table:number-columns-repeated="2"/>
          <table:table-cell table:style-name="ce162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Municipal por 8 dias</text:p>
          </table:table-cell>
          <table:table-cell table:style-name="ce137" office:value-type="currency" office:currency="ARS" office:value="236" calcext:value-type="currency">
            <text:p>$236,00</text:p>
          </table:table-cell>
          <table:table-cell table:style-name="ce151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Rentas por 8 dias</text:p>
          </table:table-cell>
          <table:table-cell table:style-name="ce137" office:value-type="currency" office:currency="ARS" office:value="143" calcext:value-type="currency">
            <text:p>$143,00</text:p>
          </table:table-cell>
          <table:table-cell table:style-name="ce151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Expensas por 8 dias</text:p>
          </table:table-cell>
          <table:table-cell table:style-name="ce137" office:value-type="currency" office:currency="ARS" office:value="448" calcext:value-type="currency">
            <text:p>$448,00</text:p>
          </table:table-cell>
          <table:table-cell table:style-name="ce151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style-name="ce113" table:number-columns-repeated="2"/>
          <table:table-cell table:style-name="ce120" office:value-type="string" calcext:value-type="string">
            <text:p>Aguas por 8 dias</text:p>
          </table:table-cell>
          <table:table-cell table:style-name="ce137" office:value-type="currency" office:currency="ARS" office:value="296.72" calcext:value-type="currency">
            <text:p>$296,72</text:p>
          </table:table-cell>
          <table:table-cell table:style-name="ce151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string" calcext:value-type="string">
            <text:p>Honorarios </text:p>
          </table:table-cell>
          <table:table-cell table:style-name="ce138"/>
          <table:table-cell table:style-name="ce114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1" office:value-type="string" calcext:value-type="string">
            <text:p>Sellado</text:p>
          </table:table-cell>
          <table:table-cell/>
          <table:table-cell table:style-name="ce114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Verificación Garantías (6 x 200 )</text:p>
          </table:table-cell>
          <table:covered-table-cell table:style-name="ce138"/>
          <table:table-cell table:style-name="ce114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Certificación de firmas ( 5 x 250 )</text:p>
          </table:table-cell>
          <table:covered-table-cell table:style-name="ce138"/>
          <table:table-cell table:style-name="ce152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Instalación de gas</text:p>
          </table:table-cell>
          <table:table-cell table:style-name="ce138"/>
          <table:table-cell table:style-name="ce152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 table:number-columns-spanned="2" table:number-rows-spanned="1">
            <text:p>Copia de Llaves + cambio combinación</text:p>
          </table:table-cell>
          <table:covered-table-cell table:style-name="ce138"/>
          <table:table-cell table:style-name="ce114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string" calcext:value-type="string">
            <text:p>Seña</text:p>
          </table:table-cell>
          <table:table-cell table:style-name="ce138"/>
          <table:table-cell table:style-name="ce114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63"/>
          <table:table-cell office:value-type="string" calcext:value-type="string">
            <text:p>Aportó Charles y Erwin</text:p>
          </table:table-cell>
          <table:table-cell/>
          <table:table-cell table:style-name="ce114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1"/>
          <table:table-cell table:number-columns-repeated="4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/>
          <table:table-cell table:style-name="ce138" table:number-columns-repeated="2"/>
          <table:table-cell table:number-columns-repeated="2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0"/>
          <table:table-cell table:style-name="ce138"/>
          <table:table-cell table:style-name="ce153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51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63"/>
          <table:table-cell table:number-columns-repeated="6"/>
        </table:table-row>
        <table:table-row table:style-name="ro1">
          <table:table-cell table:style-name="ce113" office:value-type="currency" office:currency="ARS" office:value="100000" calcext:value-type="currency">
            <text:p>$100.000,00</text:p>
          </table:table-cell>
          <table:table-cell/>
          <table:table-cell table:style-name="ce121"/>
          <table:table-cell table:number-columns-repeated="4"/>
          <table:table-cell table:style-name="ce163"/>
          <table:table-cell table:number-columns-repeated="6"/>
        </table:table-row>
        <table:table-row table:style-name="ro1">
          <table:table-cell table:number-columns-repeated="2"/>
          <table:table-cell table:style-name="ce121"/>
          <table:table-cell table:number-columns-repeated="2"/>
          <table:table-cell office:value-type="string" calcext:value-type="string">
            <text:p>Benjis</text:p>
          </table:table-cell>
          <table:table-cell table:style-name="ce113" office:value-type="currency" office:currency="ARS" office:value="10000" calcext:value-type="currency">
            <text:p>$10.000,00</text:p>
          </table:table-cell>
          <table:table-cell table:style-name="ce163" office:value-type="string" calcext:value-type="string">
            <text:p>Prop. Alquiler </text:p>
          </table:table-cell>
          <table:table-cell table:style-name="ce172" office:value-type="string" calcext:value-type="string" table:number-columns-spanned="3" table:number-rows-spanned="1">
            <text:p>$5458 Alq. Prop + $4542 extra</text:p>
          </table:table-cell>
          <table:covered-table-cell table:style-name="ce174"/>
          <table:covered-table-cell table:style-name="ce113"/>
          <table:table-cell table:number-columns-repeated="3"/>
        </table:table-row>
        <table:table-row table:style-name="ro1">
          <table:table-cell table:number-columns-repeated="2"/>
          <table:table-cell table:style-name="ce121"/>
          <table:table-cell table:number-columns-repeated="2"/>
          <table:table-cell office:value-type="string" calcext:value-type="string">
            <text:p>Charles</text:p>
          </table:table-cell>
          <table:table-cell table:style-name="ce113" office:value-type="currency" office:currency="ARS" office:value="500" calcext:value-type="currency">
            <text:p>$500,00</text:p>
          </table:table-cell>
          <table:table-cell table:style-name="ce163" office:value-type="string" calcext:value-type="string">
            <text:p>Prop. Alquiler </text:p>
          </table:table-cell>
          <table:table-cell table:style-name="ce172" office:value-type="string" calcext:value-type="string" table:number-columns-spanned="4" table:number-rows-spanned="1">
            <text:p>2 certif. De firmas $500</text:p>
          </table:table-cell>
          <table:covered-table-cell table:style-name="ce174"/>
          <table:covered-table-cell table:style-name="ce113"/>
          <table:covered-table-cell/>
          <table:table-cell table:number-columns-repeated="2"/>
        </table:table-row>
        <table:table-row table:style-name="ro1">
          <table:table-cell/>
          <table:table-cell table:style-name="ce115" table:formula="of:=+[.A20]-[.G21]-[.G22]-[.G23]" office:value-type="currency" office:currency="ARS" office:value="83626" calcext:value-type="currency">
            <text:p>$83.626,00</text:p>
          </table:table-cell>
          <table:table-cell table:style-name="ce123"/>
          <table:table-cell table:style-name="ce139" table:number-columns-repeated="2"/>
          <table:table-cell table:style-name="ce139" office:value-type="string" calcext:value-type="string">
            <text:p>Erwin</text:p>
          </table:table-cell>
          <table:table-cell table:style-name="ce141" office:value-type="currency" office:currency="ARS" office:value="5874" calcext:value-type="currency">
            <text:p>$5.874,00</text:p>
          </table:table-cell>
          <table:table-cell table:style-name="ce164" office:value-type="string" calcext:value-type="string">
            <text:p>Prop. Alquiler </text:p>
          </table:table-cell>
          <table:table-cell table:style-name="ce172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76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4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Heladera Bajo Mesada</text:p>
          </table:table-cell>
          <table:table-cell table:style-name="ce140" office:value-type="currency" office:currency="ARS" office:value="20000" calcext:value-type="currency">
            <text:p>$20.000,00</text:p>
          </table:table-cell>
          <table:table-cell table:style-name="ce142" table:number-columns-repeated="3"/>
          <table:table-cell table:style-name="ce162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1" office:value-type="string" calcext:value-type="string">
            <text:p>Bacha</text:p>
          </table:table-cell>
          <table:table-cell table:style-name="ce113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63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5" table:formula="of:=+[.B23]-[.D29]" office:value-type="currency" office:currency="ARS" office:value="82626" calcext:value-type="currency">
            <text:p>$82.626,00</text:p>
          </table:table-cell>
          <table:table-cell table:style-name="ce123" office:value-type="string" calcext:value-type="string">
            <text:p>Flete ( C. Paz – Cba. )</text:p>
          </table:table-cell>
          <table:table-cell table:style-name="ce141" office:value-type="currency" office:currency="ARS" office:value="1000" calcext:value-type="currency">
            <text:p>$1.000,00</text:p>
          </table:table-cell>
          <table:table-cell table:style-name="ce139" table:number-columns-repeated="3"/>
          <table:table-cell table:style-name="ce164"/>
          <table:table-cell table:style-name="ce172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5" table:formula="of:=+[.B29]-[.E36]-[.E35]" office:value-type="currency" office:currency="ARS" office:value="82255.91" calcext:value-type="currency">
            <text:p>$82.255,91</text:p>
          </table:table-cell>
          <table:table-cell table:style-name="ce127" office:value-type="string" calcext:value-type="string" table:number-columns-spanned="2" table:number-rows-spanned="1">
            <text:p>Compra de Materiales en Zarate </text:p>
          </table:table-cell>
          <table:covered-table-cell table:style-name="ce142"/>
          <table:table-cell table:style-name="ce140" office:value-type="currency" office:currency="ARS" office:value="1338.34" calcext:value-type="currency">
            <text:p>$1.338,34</text:p>
          </table:table-cell>
          <table:table-cell table:style-name="ce142" office:value-type="string" calcext:value-type="string">
            <text:p>6 cuotas</text:p>
          </table:table-cell>
          <table:table-cell table:style-name="ce143" office:value-type="string" calcext:value-type="string">
            <text:p>Cada cuota</text:p>
          </table:table-cell>
          <table:table-cell table:style-name="ce165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73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5"/>
          <table:table-cell table:style-name="ce128" office:value-type="string" calcext:value-type="string" table:number-columns-spanned="2" table:number-rows-spanned="1">
            <text:p>Compra de Materiales en Zarate </text:p>
          </table:table-cell>
          <table:covered-table-cell table:style-name="ce133"/>
          <table:table-cell table:style-name="ce155" office:value-type="currency" office:currency="ARS" office:value="2053.06" calcext:value-type="currency">
            <text:p>$2.053,06</text:p>
          </table:table-cell>
          <table:table-cell table:style-name="ce142" office:value-type="string" calcext:value-type="string">
            <text:p>6 cuotas</text:p>
          </table:table-cell>
          <table:table-cell table:style-name="ce143" office:value-type="string" calcext:value-type="string">
            <text:p>Cada cuota</text:p>
          </table:table-cell>
          <table:table-cell table:style-name="ce166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3" table:formula="of:=+[.H34]+[.H33]+[.E35]" office:value-type="currency" office:currency="ARS" office:value="652.323333333333" calcext:value-type="currency">
            <text:p>$652,32</text:p>
          </table:table-cell>
          <table:table-cell table:style-name="ce154" office:value-type="date" office:date-value="2016-12-05" calcext:value-type="date">
            <text:p>05/12/16</text:p>
          </table:table-cell>
          <table:table-cell table:style-name="ce114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5"/>
          <table:table-cell table:style-name="ce128" office:value-type="string" calcext:value-type="string" table:number-columns-spanned="2" table:number-rows-spanned="1">
            <text:p>Compra de Materiales en Zarate </text:p>
          </table:table-cell>
          <table:covered-table-cell table:style-name="ce133"/>
          <table:table-cell table:style-name="ce155" office:value-type="currency" office:currency="ARS" office:value="87.09" calcext:value-type="currency">
            <text:p>$87,09</text:p>
          </table:table-cell>
          <table:table-cell table:style-name="ce133"/>
          <table:table-cell table:style-name="ce148"/>
          <table:table-cell table:style-name="ce166"/>
          <table:table-cell office:value-type="string" calcext:value-type="string">
            <text:p>C 2/6</text:p>
          </table:table-cell>
          <table:table-cell table:style-name="ce113" table:formula="of:=+[.J34]-[.E35]" office:value-type="currency" office:currency="ARS" office:value="565.233333333333" calcext:value-type="currency">
            <text:p>$565,23</text:p>
          </table:table-cell>
          <table:table-cell table:style-name="ce154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28" office:value-type="string" calcext:value-type="string">
            <text:p>Compra de Materiales en Ferretería Rondeau</text:p>
          </table:table-cell>
          <table:table-cell table:style-name="ce133"/>
          <table:table-cell table:style-name="ce155" office:value-type="currency" office:currency="ARS" office:value="283" calcext:value-type="currency">
            <text:p>$283,00</text:p>
          </table:table-cell>
          <table:table-cell table:style-name="ce133"/>
          <table:table-cell table:style-name="ce148"/>
          <table:table-cell table:style-name="ce166"/>
          <table:table-cell table:style-name="ce173" office:value-type="currency" office:currency="ARS" office:value="283" calcext:value-type="currency">
            <text:p>$283,00</text:p>
          </table:table-cell>
          <table:table-cell table:style-name="ce175" office:value-type="string" calcext:value-type="string">
            <text:p>Abono Erwin</text:p>
          </table:table-cell>
          <table:table-cell table:style-name="ce154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9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9"/>
          <table:table-cell table:style-name="ce139" table:number-columns-repeated="2"/>
          <table:table-cell table:style-name="ce164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6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7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7"/>
          <table:table-cell table:number-columns-repeated="11"/>
        </table:table-row>
        <table:table-row table:style-name="ro1">
          <table:table-cell table:number-columns-repeated="2"/>
          <table:table-cell table:style-name="ce126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3" table:formula="of:=+[.B33]-[.E46]-[.E47]" office:value-type="currency" office:currency="ARS" office:value="80755.91" calcext:value-type="currency">
            <text:p>$80.755,91</text:p>
          </table:table-cell>
          <table:table-cell table:style-name="ce125" office:value-type="string" calcext:value-type="string">
            <text:p>Bacha en ejecución</text:p>
          </table:table-cell>
          <table:table-cell table:style-name="ce142" office:value-type="string" calcext:value-type="string">
            <text:p>C 1 / 4 </text:p>
          </table:table-cell>
          <table:table-cell table:style-name="ce143" office:value-type="currency" office:currency="ARS" office:value="500" calcext:value-type="currency">
            <text:p>$500,00</text:p>
          </table:table-cell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3" office:value-type="string" calcext:value-type="string">
            <text:p>Bacha en ejecución</text:p>
          </table:table-cell>
          <table:table-cell table:style-name="ce139" office:value-type="string" calcext:value-type="string">
            <text:p>C 2 / 4 </text:p>
          </table:table-cell>
          <table:table-cell table:style-name="ce144" office:value-type="currency" office:currency="ARS" office:value="1000" calcext:value-type="currency">
            <text:p>$1.000,00</text:p>
          </table:table-cell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72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Municipal 12 c / 2016</text:p>
          </table:table-cell>
          <table:table-cell table:style-name="ce143" office:value-type="currency" office:currency="ARS" office:value="236" calcext:value-type="currency">
            <text:p>$236,00</text:p>
          </table:table-cell>
          <table:table-cell table:style-name="ce142" table:number-columns-repeated="3"/>
          <table:table-cell table:style-name="ce162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Agua 12 c /2016</text:p>
          </table:table-cell>
          <table:table-cell table:style-name="ce114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63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Arreglo Juguera</text:p>
          </table:table-cell>
          <table:table-cell table:style-name="ce114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63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[.B46]-[.D51]-[.D52]-[.D53]" office:value-type="currency" office:currency="ARS" office:value="79923.19" calcext:value-type="currency">
            <text:p>$79.923,19</text:p>
          </table:table-cell>
          <table:table-cell table:style-name="ce123" office:value-type="string" calcext:value-type="string">
            <text:p>Jugueras Kuvings x 2</text:p>
          </table:table-cell>
          <table:table-cell table:style-name="ce144" office:value-type="currency" office:currency="ARS" office:value="10000" calcext:value-type="currency">
            <text:p>$10.000,00</text:p>
          </table:table-cell>
          <table:table-cell table:style-name="ce139"/>
          <table:table-cell table:style-name="ce139" office:value-type="string" calcext:value-type="string">
            <text:p>5 cuotas</text:p>
          </table:table-cell>
          <table:table-cell table:style-name="ce139" office:value-type="string" calcext:value-type="string">
            <text:p>Cada cuota</text:p>
          </table:table-cell>
          <table:table-cell table:style-name="ce167" office:value-type="currency" office:currency="ARS" office:value="2000" calcext:value-type="currency">
            <text:p>$2.000,00</text:p>
          </table:table-cell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Calefón electrico</text:p>
          </table:table-cell>
          <table:table-cell table:style-name="ce143" office:value-type="currency" office:currency="ARS" office:value="2500" calcext:value-type="currency">
            <text:p>$2.500,00</text:p>
          </table:table-cell>
          <table:table-cell table:style-name="ce143"/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54]-[.D58]-[.D59]" office:value-type="currency" office:currency="ARS" office:value="77343.19" calcext:value-type="currency">
            <text:p>$77.343,19</text:p>
          </table:table-cell>
          <table:table-cell table:style-name="ce123" office:value-type="string" calcext:value-type="string">
            <text:p>Articulos de limpieza</text:p>
          </table:table-cell>
          <table:table-cell table:style-name="ce144" office:value-type="currency" office:currency="ARS" office:value="80" calcext:value-type="currency">
            <text:p>$80,00</text:p>
          </table:table-cell>
          <table:table-cell table:style-name="ce144"/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5" office:value-type="string" calcext:value-type="string">
            <text:p>Alq. Diciembre / 2016</text:p>
          </table:table-cell>
          <table:table-cell table:style-name="ce143" office:value-type="currency" office:currency="ARS" office:value="8300" calcext:value-type="currency">
            <text:p>$8.300,00</text:p>
          </table:table-cell>
          <table:table-cell table:style-name="ce143"/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59]-[.D63]-[.D64]" office:value-type="currency" office:currency="ARS" office:value="68593.19" calcext:value-type="currency">
            <text:p>$68.593,19</text:p>
          </table:table-cell>
          <table:table-cell table:style-name="ce123" office:value-type="string" calcext:value-type="string">
            <text:p>Expensas Dic. / 2016</text:p>
          </table:table-cell>
          <table:table-cell table:style-name="ce144" office:value-type="currency" office:currency="ARS" office:value="450" calcext:value-type="currency">
            <text:p>$450,00</text:p>
          </table:table-cell>
          <table:table-cell table:style-name="ce144"/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6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3"/>
          <table:table-cell table:style-name="ce127" office:value-type="string" calcext:value-type="string" table:number-columns-spanned="2" table:number-rows-spanned="1">
            <text:p>Vinoteca Don Ciriaco ( Bebidas )</text:p>
          </table:table-cell>
          <table:covered-table-cell table:style-name="ce142"/>
          <table:table-cell table:style-name="ce143" office:value-type="currency" office:currency="ARS" office:value="1545" calcext:value-type="currency">
            <text:p>$1.545,00</text:p>
          </table:table-cell>
          <table:table-cell table:style-name="ce142" table:number-columns-repeated="2"/>
          <table:table-cell table:style-name="ce162"/>
          <table:table-cell table:style-name="ce172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1" office:value-type="string" calcext:value-type="string">
            <text:p>Ceramicos ( Darsie )</text:p>
          </table:table-cell>
          <table:table-cell/>
          <table:table-cell table:style-name="ce114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63"/>
          <table:table-cell table:style-name="ce172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3" table:formula="of:=+[.B64]-[.E68]-[.E69]-[.E70]" office:value-type="currency" office:currency="ARS" office:value="65322.17" calcext:value-type="currency">
            <text:p>$65.322,17</text:p>
          </table:table-cell>
          <table:table-cell table:style-name="ce123" office:value-type="string" calcext:value-type="string">
            <text:p>Instalación bacha + calefon</text:p>
          </table:table-cell>
          <table:table-cell table:style-name="ce139"/>
          <table:table-cell table:style-name="ce144" office:value-type="currency" office:currency="ARS" office:value="1400" calcext:value-type="currency">
            <text:p>$1.400,00</text:p>
          </table:table-cell>
          <table:table-cell table:style-name="ce139" table:number-columns-repeated="2"/>
          <table:table-cell table:style-name="ce164"/>
          <table:table-cell table:style-name="ce172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4"/>
          <table:table-cell table:number-columns-repeated="13"/>
        </table:table-row>
        <table:table-row table:style-name="ro1">
          <table:table-cell table:number-columns-repeated="2"/>
          <table:table-cell table:style-name="ce126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3" table:formula="of:=+[.B70]+[.D74]" office:value-type="currency" office:currency="ARS" office:value="66322.17" calcext:value-type="currency">
            <text:p>$66.322,17</text:p>
          </table:table-cell>
          <table:table-cell table:style-name="ce130" office:value-type="string" calcext:value-type="string">
            <text:p>En caja ( Charles )</text:p>
          </table:table-cell>
          <table:table-cell table:style-name="ce145" office:value-type="currency" office:currency="ARS" office:value="1000" calcext:value-type="currency">
            <text:p>$1.000,00</text:p>
          </table:table-cell>
          <table:table-cell table:style-name="ce156" table:number-columns-repeated="3"/>
          <table:table-cell table:style-name="ce168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1"/>
          <table:table-cell table:style-name="ce146" table:number-columns-repeated="4"/>
          <table:table-cell table:style-name="ce169"/>
          <table:table-cell table:number-columns-repeated="6"/>
        </table:table-row>
        <table:table-row table:style-name="ro1" table:number-rows-repeated="2">
          <table:table-cell/>
          <table:table-cell table:style-name="ce114"/>
          <table:table-cell table:number-columns-repeated="12"/>
        </table:table-row>
        <table:table-row table:style-name="ro1">
          <table:table-cell table:number-columns-repeated="2"/>
          <table:table-cell table:style-name="ce126" office:value-type="date" office:date-value="2016-12-27" calcext:value-type="date" table:number-columns-spanned="6" table:number-rows-spanned="1">
            <text:p>27/12/16</text:p>
          </table:table-cell>
          <table:covered-table-cell/>
          <table:covered-table-cell table:style-name="ce154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4" table:formula="of:=+[.B74]-[.D79]-1000" office:value-type="currency" office:currency="ARS" office:value="64222.17" calcext:value-type="currency">
            <text:p>$64.222,17</text:p>
          </table:table-cell>
          <table:table-cell table:style-name="ce132" office:value-type="string" calcext:value-type="string">
            <text:p>Acai por 2,8 Kg.</text:p>
          </table:table-cell>
          <table:table-cell table:style-name="ce147" office:value-type="currency" office:currency="ARS" office:value="1100" calcext:value-type="currency">
            <text:p>$1.100,00</text:p>
          </table:table-cell>
          <table:table-cell table:style-name="ce157" table:number-columns-repeated="2"/>
          <table:table-cell table:style-name="ce161"/>
          <table:table-cell table:style-name="ce170"/>
          <table:table-cell office:value-type="string" calcext:value-type="string">
            <text:p>Abono Charl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33"/>
          <table:table-cell table:style-name="ce148"/>
          <table:table-cell table:style-name="ce6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26" office:value-type="date" office:date-value="2016-12-30" calcext:value-type="date" table:number-columns-spanned="6" table:number-rows-spanned="1">
            <text:p>30/12/16</text:p>
          </table:table-cell>
          <table:covered-table-cell table:style-name="ce148"/>
          <table:covered-table-cell table:style-name="ce158"/>
          <table:covered-table-cell table:style-name="ce6"/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ce114" table:formula="of:=+[.B79]-[.D83]-[.D84]-[.D85]" office:value-type="currency" office:currency="ARS" office:value="46632.17" calcext:value-type="currency">
            <text:p>$46.632,17</text:p>
          </table:table-cell>
          <table:table-cell table:style-name="ce130" office:value-type="string" calcext:value-type="string">
            <text:p>Frezzer Siam</text:p>
          </table:table-cell>
          <table:table-cell table:style-name="ce145" office:value-type="currency" office:currency="ARS" office:value="5800" calcext:value-type="currency">
            <text:p>$5.800,00</text:p>
          </table:table-cell>
          <table:table-cell table:style-name="ce159" table:number-columns-repeated="2"/>
          <table:table-cell table:style-name="ce156"/>
          <table:table-cell table:style-name="ce168"/>
          <table:table-cell office:value-type="string" calcext:value-type="string">
            <text:p>Abono Erwi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4" office:value-type="string" calcext:value-type="string">
            <text:p>Horno Sanguchera</text:p>
          </table:table-cell>
          <table:table-cell table:style-name="ce148" office:value-type="currency" office:currency="ARS" office:value="10000" calcext:value-type="currency">
            <text:p>$10.000,00</text:p>
          </table:table-cell>
          <table:table-cell table:style-name="ce6" table:number-columns-repeated="2"/>
          <table:table-cell/>
          <table:table-cell table:style-name="ce171"/>
          <table:table-cell office:value-type="string" calcext:value-type="string">
            <text:p>Abono 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1" office:value-type="string" calcext:value-type="string">
            <text:p>Licuadora Industrial</text:p>
          </table:table-cell>
          <table:table-cell table:style-name="ce149" office:value-type="currency" office:currency="ARS" office:value="1790" calcext:value-type="currency">
            <text:p>$1.790,00</text:p>
          </table:table-cell>
          <table:table-cell table:style-name="ce160" table:number-columns-repeated="2"/>
          <table:table-cell table:style-name="ce146"/>
          <table:table-cell table:style-name="ce169"/>
          <table:table-cell office:value-type="string" calcext:value-type="string">
            <text:p>Abono Charl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33"/>
          <table:table-cell table:style-name="ce148"/>
          <table:table-cell table:style-name="ce6" table:number-columns-repeated="2"/>
          <table:table-cell table:number-columns-repeated="8"/>
        </table:table-row>
        <table:table-row table:style-name="ro1">
          <table:table-cell/>
          <table:table-cell table:style-name="ce15" table:formula="of:=[.A20]-[.B83]+1000+4000" office:value-type="currency" office:currency="ARS" office:value="58367.83" calcext:value-type="currency">
            <text:p>$58.367,83</text:p>
          </table:table-cell>
          <table:table-cell table:style-name="ce114" table:number-columns-repeated="2"/>
          <table:table-cell/>
          <table:table-cell table:style-name="ce114"/>
          <table:table-cell table:number-columns-repeated="8"/>
        </table:table-row>
        <table:table-row table:style-name="ro1">
          <table:table-cell/>
          <table:table-cell table:style-name="ce14"/>
          <table:table-cell table:style-name="ce114" table:number-columns-repeated="4"/>
          <table:table-cell table:number-columns-repeated="8"/>
        </table:table-row>
        <table:table-row table:style-name="ro1">
          <table:table-cell/>
          <table:table-cell table:style-name="ce14"/>
          <table:table-cell table:style-name="ce114" table:number-columns-repeated="2"/>
          <table:table-cell/>
          <table:table-cell table:style-name="ce114"/>
          <table:table-cell table:number-columns-repeated="3"/>
          <table:table-cell table:style-name="ce114" table:formula="of:=+[.G21]+[.E68]+[.E69]" office:value-type="currency" office:currency="ARS" office:value="11871.02" calcext:value-type="currency">
            <text:p>$11.871,02</text:p>
          </table:table-cell>
          <table:table-cell table:number-columns-repeated="4"/>
        </table:table-row>
        <table:table-row table:style-name="ro1">
          <table:table-cell/>
          <table:table-cell table:style-name="ce114"/>
          <table:table-cell table:number-columns-repeated="7"/>
          <table:table-cell table:style-name="ce114" table:formula="of:=+[.K16]+[.G22]+[.D29]+[.E35]+[.E46]+[.D53]+[.D59]+[.E70]+[.D74]" office:value-type="currency" office:currency="ARS" office:value="6867.09" calcext:value-type="currency">
            <text:p>$6.867,09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4" table:formula="of:=+[.K16]+[.G23]+[.E36]+[.E47]+[.D51]+[.D52]+[.D58]+[.D63]+[.D64]" office:value-type="currency" office:currency="ARS" office:value="20939.72" calcext:value-type="currency">
            <text:p>$20.939,72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13" table:formula="of:=SUM([.J90:.J92])" office:value-type="currency" office:currency="ARS" office:value="39677.83" calcext:value-type="currency">
            <text:p>$39.677,83</text:p>
          </table:table-cell>
          <table:table-cell table:number-columns-repeated="4"/>
        </table:table-row>
      </table:table>
      <table:table table:name="Libro Caja" table:style-name="ta1" table:print-ranges="'Libro Caja'.A1:'Libro Caja'.H76">
        <office:forms form:automatic-focus="false" form:apply-design-mode="false"/>
        <table:table-column table:style-name="co2" table:default-cell-style-name="ce380"/>
        <table:table-column table:style-name="co40" table:default-cell-style-name="ce202"/>
        <table:table-column table:style-name="co32" table:default-cell-style-name="ce382"/>
        <table:table-column table:style-name="co35" table:default-cell-style-name="ce382"/>
        <table:table-column table:style-name="co2" table:default-cell-style-name="ce382"/>
        <table:table-column table:style-name="co2" table:number-columns-repeated="2" table:default-cell-style-name="Default"/>
        <table:table-column table:style-name="co35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378" office:value-type="string" calcext:value-type="string" table:number-columns-spanned="5" table:number-rows-spanned="1">
            <text:p>Libro Caja</text:p>
          </table:table-cell>
          <table:covered-table-cell table:style-name="ce210"/>
          <table:covered-table-cell table:number-columns-repeated="3" table:style-name="ce202"/>
          <table:table-cell table:number-columns-repeated="7"/>
        </table:table-row>
        <table:table-row table:style-name="ro1">
          <table:table-cell table:style-name="ce379" office:value-type="string" calcext:value-type="string">
            <text:p>Fecha</text:p>
          </table:table-cell>
          <table:table-cell table:style-name="ce379" office:value-type="string" calcext:value-type="string">
            <text:p>Concepto</text:p>
          </table:table-cell>
          <table:table-cell table:style-name="ce379" office:value-type="string" calcext:value-type="string">
            <text:p>Ingreso</text:p>
          </table:table-cell>
          <table:table-cell table:style-name="ce379" office:value-type="string" calcext:value-type="string">
            <text:p>Egreso</text:p>
          </table:table-cell>
          <table:table-cell table:style-name="ce379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315" table:formula="of:=[.C5]+[.C41]+[.C49]" office:value-type="currency" office:currency="ARS" office:value="21871.02" calcext:value-type="currency">
            <text:p>$21.87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315" table:formula="of:=+[.C3]+[.C6]+[.C19]+[.C21]+[.C25]+[.C29]+[.C34]+[.C42]+[.C46]+[.C50]+[.C47]" office:value-type="currency" office:currency="ARS" office:value="9757.09" calcext:value-type="currency">
            <text:p>$9.7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315" table:formula="of:=+[.C4]+[.C7]+[.C22]+[.C26]+[.C30]+[.C35]+[.C38]+[.C51]" office:value-type="currency" office:currency="ARS" office:value="26739.72" calcext:value-type="currency">
            <text:p>$26.739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314" table:formula="of:=SUM([.H6:.H8])" office:value-type="currency" office:currency="ARS" office:value="58367.83" calcext:value-type="currency">
            <text:p>$58.367,83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315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383" office:value-type="currency" office:currency="ARS" office:value="1000" calcext:value-type="currency">
            <text:p>$1.000,00</text:p>
          </table:table-cell>
          <table:table-cell table:style-name="ce383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383"/>
          <table:table-cell table:style-name="ce383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315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381" office:value-type="string" calcext:value-type="string">
            <text:p>Compra de Materiales en Zarate </text:p>
          </table:table-cell>
          <table:table-cell table:style-name="ce202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381" office:value-type="string" calcext:value-type="string">
            <text:p>Compra de Materiales en Ferretería Rondeau</text:p>
          </table:table-cell>
          <table:table-cell table:style-name="ce202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315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381" office:value-type="string" calcext:value-type="string">
            <text:p>Vinoteca Don Ciriaco ( Bebidas )</text:p>
          </table:table-cell>
          <table:table-cell table:style-name="ce202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202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202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315" table:formula="of:=+[.C73]-[.H9]" office:value-type="currency" office:currency="ARS" office:value="0" calcext:value-type="currency">
            <text:p>$0,00</text:p>
          </table:table-cell>
          <table:table-cell table:number-columns-repeated="3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5]+[.C56]-[.D5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6]+[.C57]-[.D57]" office:value-type="currency" office:currency="ARS" office:value="1992.64" calcext:value-type="currency">
            <text:p>$1.992,6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7]+[.C58]-[.D58]" office:value-type="currency" office:currency="ARS" office:value="723.84" calcext:value-type="currency">
            <text:p>$723,8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58]+[.C59]-[.D59]" office:value-type="currency" office:currency="ARS" office:value="262.54" calcext:value-type="currency">
            <text:p>$262,5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59]+[.C60]-[.D6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0]+[.C61]-[.D61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2]+[.C63]-[.D6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3]+[.C64]-[.D6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4]+[.C65]-[.D6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5]+[.C66]-[.D6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6]+[.C67]-[.D6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8]+[.C69]-[.D69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69]+[.C70]-[.D7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70]+[.C71]-[.D71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202"/>
          <table:table-cell table:number-columns-repeated="3"/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314" table:formula="of:=SUM([.C3:.C52])" office:value-type="currency" office:currency="ARS" office:value="58367.83" calcext:value-type="currency">
            <text:p>$58.367,83</text:p>
          </table:table-cell>
          <table:table-cell table:style-name="ce314" table:formula="of:=SUM([.D3:.D56])" office:value-type="currency" office:currency="ARS" office:value="67367.83" calcext:value-type="currency">
            <text:p>$67.367,83</text:p>
          </table:table-cell>
          <table:table-cell table:style-name="Default"/>
          <table:table-cell table:number-columns-repeated="6"/>
          <table:table-cell table:style-name="ce315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315" table:formula="of:=+105000-[.C73]" office:value-type="currency" office:currency="ARS" office:value="46632.17" calcext:value-type="currency">
            <text:p>$46.632,17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314" table:formula="of:=+[.C73]+[.C76]" office:value-type="currency" office:currency="ARS" office:value="105000" calcext:value-type="currency">
            <text:p>$105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table:table-column table:style-name="co2" table:default-cell-style-name="ce1"/>
        <table:table-column table:style-name="co39" table:default-cell-style-name="ce1"/>
        <table:table-column table:style-name="co2" table:number-columns-repeated="3" table:default-cell-style-name="ce181"/>
        <table:table-row table:style-name="ro1">
          <table:table-cell table:style-name="ce177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78" office:value-type="string" calcext:value-type="string">
            <text:p>Fecha</text:p>
          </table:table-cell>
          <table:table-cell table:style-name="ce178" office:value-type="string" calcext:value-type="string">
            <text:p>Concepto</text:p>
          </table:table-cell>
          <table:table-cell table:style-name="ce178" office:value-type="string" calcext:value-type="string">
            <text:p>Ingreso</text:p>
          </table:table-cell>
          <table:table-cell table:style-name="ce178" office:value-type="string" calcext:value-type="string">
            <text:p>Egreso</text:p>
          </table:table-cell>
          <table:table-cell table:style-name="ce178" office:value-type="string" calcext:value-type="string">
            <text:p>Saldo</text:p>
          </table:table-cell>
        </table:table-row>
        <table:table-row table:style-name="ro1">
          <table:table-cell table:style-name="ce179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79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79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79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1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9:55:21.002966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06T19:59:54.565671986</dc:date>
    <meta:editing-duration>PT15H50M39S</meta:editing-duration>
    <meta:editing-cycles>305</meta:editing-cycles>
    <meta:generator>LibreOffice/5.1.4.2$Linux_X86_64 LibreOffice_project/10m0$Build-2</meta:generator>
    <meta:document-statistic meta:table-count="11" meta:cell-count="1662" meta:object-count="0"/>
  </office:meta>
</office:document-meta>
</file>